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 personas que me agradan son mi amigo Ryan, porque es alto y arruinado, inteligente y tonto. Ryan es de Jamestown, Nueva York. También me gusta mi amiga Cailey, porque siempre está ahí para mí y es muy divertida. Cailey no es necesariamente de ningún lado específicamente porque es una "Mocosa militar", pero se considera de Tex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2:39:23.904607042</meta:creation-date>
    <dc:date>2022-10-07T22:48:52.050493707</dc:date>
    <meta:editing-duration>PT9M28S</meta:editing-duration>
    <meta:editing-cycles>1</meta:editing-cycles>
    <meta:document-statistic meta:table-count="0" meta:image-count="0" meta:object-count="0" meta:page-count="1" meta:paragraph-count="1" meta:word-count="57" meta:character-count="334" meta:non-whitespace-character-count="278"/>
    <meta:generator>LibreOffice/7.3.5.2$Linux_X86_64 LibreOffice_project/30$Build-2</meta:generator>
  </office:meta>
</office:document-meta>
</file>